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3e2d63" officeooo:paragraph-rsid="00045a10"/>
    </style:style>
    <style:style style:name="P2" style:family="paragraph" style:parent-style-name="Standard" style:master-page-name="">
      <style:paragraph-properties fo:text-align="start" style:justify-single-word="false" style:page-number="auto"/>
      <style:text-properties officeooo:paragraph-rsid="00045a10"/>
    </style:style>
    <style:style style:name="P3" style:family="paragraph" style:parent-style-name="Section_20_Separator" style:master-page-name="">
      <style:paragraph-properties style:page-number="auto"/>
      <style:text-properties officeooo:paragraph-rsid="00045a10"/>
    </style:style>
    <style:style style:name="P4" style:family="paragraph" style:parent-style-name="Project_20_Header">
      <style:text-properties officeooo:rsid="003f978f" officeooo:paragraph-rsid="00045a10"/>
    </style:style>
    <style:style style:name="P5" style:family="paragraph" style:parent-style-name="Project_20_Header">
      <style:text-properties officeooo:paragraph-rsid="00045a10" text:display="none"/>
    </style:style>
    <style:style style:name="P6" style:family="paragraph" style:parent-style-name="Project_20_Header">
      <style:text-properties officeooo:paragraph-rsid="00045a10"/>
    </style:style>
    <style:style style:name="P7" style:family="paragraph" style:parent-style-name="Section_20_Separator">
      <style:text-properties officeooo:paragraph-rsid="00045a10"/>
    </style:style>
    <style:style style:name="P8" style:family="paragraph" style:parent-style-name="Company_20_Sep">
      <style:text-properties officeooo:paragraph-rsid="00045a10"/>
    </style:style>
    <style:style style:name="P9" style:family="paragraph" style:parent-style-name="Professional_20_Tag_20_Line">
      <style:paragraph-properties fo:text-align="start" style:justify-single-word="false"/>
      <style:text-properties officeooo:paragraph-rsid="00045a10"/>
    </style:style>
    <style:style style:name="P10" style:family="paragraph" style:parent-style-name="Education_20_Text">
      <style:paragraph-properties fo:margin-left="0cm" fo:margin-right="0cm" fo:text-indent="0.751cm" style:auto-text-indent="false"/>
      <style:text-properties officeooo:paragraph-rsid="00045a10"/>
    </style:style>
    <style:style style:name="P11" style:family="paragraph" style:parent-style-name="Expertise_20_Text">
      <style:paragraph-properties fo:margin-left="0cm" fo:margin-right="0cm" fo:margin-top="0cm" fo:margin-bottom="0cm" loext:contextual-spacing="false" fo:text-indent="0cm" style:auto-text-indent="false"/>
      <style:text-properties fo:font-style="normal" officeooo:paragraph-rsid="00045a10" style:font-style-asian="normal"/>
    </style:style>
    <style:style style:name="P12" style:family="paragraph" style:parent-style-name="Professional_20_Tag_20_Line" style:master-page-name="Standard">
      <style:paragraph-properties fo:text-align="start" style:justify-single-word="false" style:page-number="auto"/>
      <style:text-properties officeooo:paragraph-rsid="00045a10"/>
    </style:style>
    <style:style style:name="P13" style:family="paragraph" style:parent-style-name="Project_20_Body" style:list-style-name="">
      <style:text-properties officeooo:paragraph-rsid="00045a10"/>
    </style:style>
    <style:style style:name="P14" style:family="paragraph" style:parent-style-name="Project_20_Body" style:list-style-name="">
      <style:text-properties officeooo:rsid="00390a5c" officeooo:paragraph-rsid="00045a10"/>
    </style:style>
    <style:style style:name="P15" style:family="paragraph" style:parent-style-name="Project_20_Body" style:list-style-name="">
      <style:text-properties officeooo:rsid="0034e9b0" officeooo:paragraph-rsid="00045a10"/>
    </style:style>
    <style:style style:name="P16" style:family="paragraph" style:parent-style-name="Project_20_Body">
      <style:text-properties officeooo:paragraph-rsid="00045a10"/>
    </style:style>
    <style:style style:name="P17" style:family="paragraph" style:parent-style-name="Project_20_Body" style:list-style-name="WW8Num2">
      <style:paragraph-properties fo:margin-top="0cm" fo:margin-bottom="0cm" loext:contextual-spacing="false"/>
      <style:text-properties style:text-underline-style="solid" style:text-underline-width="auto" style:text-underline-color="font-color" officeooo:rsid="005f5ca9" officeooo:paragraph-rsid="00045a10"/>
    </style:style>
    <style:style style:name="P18" style:family="paragraph" style:parent-style-name="Project_20_Body" style:list-style-name="WW8Num2">
      <style:paragraph-properties fo:margin-top="0cm" fo:margin-bottom="0cm" loext:contextual-spacing="false"/>
      <style:text-properties style:text-underline-style="solid" style:text-underline-width="auto" style:text-underline-color="font-color" fo:font-weight="bold" officeooo:rsid="005f5ca9" officeooo:paragraph-rsid="00045a10" style:font-weight-asian="bold" style:font-weight-complex="bold"/>
    </style:style>
    <style:style style:name="P19" style:family="paragraph" style:parent-style-name="Project_20_Body" style:list-style-name="">
      <style:paragraph-properties fo:margin-top="0cm" fo:margin-bottom="0cm" loext:contextual-spacing="false"/>
      <style:text-properties officeooo:paragraph-rsid="00045a10"/>
    </style:style>
    <style:style style:name="P20" style:family="paragraph" style:parent-style-name="Project_20_Body" style:list-style-name="">
      <style:paragraph-properties fo:margin-top="0cm" fo:margin-bottom="0cm" loext:contextual-spacing="false"/>
      <style:text-properties officeooo:rsid="005f5ca9" officeooo:paragraph-rsid="00045a10"/>
    </style:style>
    <style:style style:name="P21" style:family="paragraph" style:parent-style-name="Project_20_Body" style:list-style-name="">
      <style:paragraph-properties fo:margin-top="0cm" fo:margin-bottom="0cm" loext:contextual-spacing="false"/>
      <style:text-properties fo:font-weight="bold" officeooo:rsid="005f5ca9" officeooo:paragraph-rsid="00045a10" style:font-weight-asian="bold" style:font-weight-complex="bold"/>
    </style:style>
    <style:style style:name="P22" style:family="paragraph" style:parent-style-name="Project_20_Body" style:list-style-name="WW8Num2">
      <style:paragraph-properties fo:margin-top="0cm" fo:margin-bottom="0cm" loext:contextual-spacing="false"/>
      <style:text-properties fo:font-weight="bold" officeooo:rsid="005d07dc" officeooo:paragraph-rsid="00045a10" style:font-weight-asian="bold" style:font-weight-complex="bold"/>
    </style:style>
    <style:style style:name="P23" style:family="paragraph" style:parent-style-name="Project_20_Body" style:list-style-name="">
      <style:paragraph-properties fo:margin-top="0cm" fo:margin-bottom="0cm" loext:contextual-spacing="false"/>
      <style:text-properties fo:font-weight="bold" officeooo:rsid="005d07dc" officeooo:paragraph-rsid="00045a10" style:font-weight-asian="bold" style:font-weight-complex="bold"/>
    </style:style>
    <style:style style:name="P24" style:family="paragraph" style:parent-style-name="Project_20_Body" style:list-style-name="">
      <style:paragraph-properties fo:margin-top="0cm" fo:margin-bottom="0cm" loext:contextual-spacing="false"/>
      <style:text-properties officeooo:rsid="0027b74e" officeooo:paragraph-rsid="00045a10"/>
    </style:style>
    <style:style style:name="P25" style:family="paragraph" style:parent-style-name="Project_20_Body" style:list-style-name="">
      <style:paragraph-properties fo:margin-top="0cm" fo:margin-bottom="0cm" loext:contextual-spacing="false"/>
      <style:text-properties officeooo:rsid="002e5559" officeooo:paragraph-rsid="00045a10"/>
    </style:style>
    <style:style style:name="P26" style:family="paragraph" style:parent-style-name="Project_20_Body" style:list-style-name="" style:master-page-name="">
      <loext:graphic-properties draw:fill="none"/>
      <style:paragraph-properties fo:margin-left="0.9cm" fo:margin-right="0cm" fo:margin-top="0cm" fo:margin-bottom="0cm" loext:contextual-spacing="false" fo:text-align="start" style:justify-single-word="false" fo:keep-together="always" fo:orphans="2" fo:widows="2" fo:hyphenation-ladder-count="no-limit" fo:text-indent="-0.9cm" style:auto-text-indent="false" style:page-number="auto" fo:background-color="transparent" fo:keep-with-next="auto" style:writing-mode="lr-tb">
        <style:tab-stops>
          <style:tab-stop style:position="17.78cm" style:type="right" style:leader-style="solid" style:leader-text="_"/>
        </style:tab-stops>
      </style:paragraph-properties>
      <style:text-properties officeooo:rsid="0027b74e" officeooo:paragraph-rsid="00045a10" fo:hyphenate="false" fo:hyphenation-remain-char-count="2" fo:hyphenation-push-char-count="2"/>
    </style:style>
    <style:style style:name="P27" style:family="paragraph" style:parent-style-name="Project_20_Body">
      <style:paragraph-properties fo:margin-left="0cm" fo:margin-right="0cm" fo:margin-top="0cm" fo:margin-bottom="0cm" loext:contextual-spacing="false" fo:text-indent="0cm" style:auto-text-indent="false"/>
      <style:text-properties fo:font-weight="bold" officeooo:rsid="005f5ca9" officeooo:paragraph-rsid="00045a10" style:font-weight-asian="bold" style:font-weight-complex="bold"/>
    </style:style>
    <style:style style:name="P28" style:family="paragraph" style:parent-style-name="Project_20_Body" style:list-style-name="WW8Num2">
      <style:paragraph-properties fo:margin-left="0cm" fo:margin-right="0cm" fo:margin-top="0cm" fo:margin-bottom="0cm" loext:contextual-spacing="false" fo:text-indent="0cm" style:auto-text-indent="false"/>
      <style:text-properties fo:font-weight="bold" officeooo:rsid="005d07dc" officeooo:paragraph-rsid="00045a10" style:font-weight-asian="bold" style:font-weight-complex="bold"/>
    </style:style>
    <style:style style:name="P29" style:family="paragraph" style:parent-style-name="Project_20_Body">
      <style:paragraph-properties fo:margin-left="0cm" fo:margin-right="0cm" fo:margin-top="0cm" fo:margin-bottom="0cm" loext:contextual-spacing="false" fo:text-indent="0cm" style:auto-text-indent="false"/>
      <style:text-properties style:text-underline-style="solid" style:text-underline-width="auto" style:text-underline-color="font-color" fo:font-weight="bold" officeooo:rsid="005f5ca9" officeooo:paragraph-rsid="00045a10" style:font-weight-asian="bold" style:font-weight-complex="bold"/>
    </style:style>
    <style:style style:name="P30" style:family="paragraph" style:parent-style-name="Project_20_Body" style:list-style-name="" style:master-page-name="">
      <loext:graphic-properties draw:fill="none"/>
      <style:paragraph-properties fo:margin-left="0.6cm" fo:margin-right="0cm" fo:margin-top="0.212cm" fo:margin-bottom="0cm" loext:contextual-spacing="false" fo:text-align="start" style:justify-single-word="false" fo:keep-together="always" fo:orphans="2" fo:widows="2" fo:hyphenation-ladder-count="no-limit" fo:text-indent="-0.6cm" style:auto-text-indent="false" style:page-number="auto" fo:background-color="transparent" fo:keep-with-next="auto" style:writing-mode="lr-tb">
        <style:tab-stops>
          <style:tab-stop style:position="17.78cm" style:type="right" style:leader-style="solid" style:leader-text="_"/>
        </style:tab-stops>
      </style:paragraph-properties>
      <style:text-properties officeooo:paragraph-rsid="00045a10" fo:hyphenate="false" fo:hyphenation-remain-char-count="2" fo:hyphenation-push-char-count="2"/>
    </style:style>
    <style:style style:name="T1" style:family="text">
      <style:text-properties officeooo:rsid="002b80a3"/>
    </style:style>
    <style:style style:name="T2" style:family="text">
      <style:text-properties officeooo:rsid="0066f455"/>
    </style:style>
    <style:style style:name="T3" style:family="text">
      <style:text-properties officeooo:rsid="005ba7db"/>
    </style:style>
    <style:style style:name="T4" style:family="text">
      <style:text-properties officeooo:rsid="002aa74d"/>
    </style:style>
    <style:style style:name="T5" style:family="text">
      <style:text-properties officeooo:rsid="00689967"/>
    </style:style>
    <style:style style:name="T6" style:family="text">
      <style:text-properties officeooo:rsid="0049407a"/>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49407a" style:font-weight-asian="bold" style:font-weight-complex="bold"/>
    </style:style>
    <style:style style:name="T10" style:family="text">
      <style:text-properties fo:font-weight="bold" officeooo:rsid="00631fbf" style:font-weight-asian="bold" style:font-weight-complex="bold"/>
    </style:style>
    <style:style style:name="T11" style:family="text">
      <style:text-properties fo:font-weight="bold" officeooo:rsid="005d07dc" style:font-weight-asian="bold" style:font-weight-complex="bold"/>
    </style:style>
    <style:style style:name="T12" style:family="text">
      <style:text-properties fo:font-weight="bold" officeooo:rsid="0027b74e" style:font-weight-asian="bold" style:font-weight-complex="bold"/>
    </style:style>
    <style:style style:name="T13" style:family="text">
      <style:text-properties fo:font-weight="bold" officeooo:rsid="0033d2b1" style:font-weight-asian="bold" style:font-weight-complex="bold"/>
    </style:style>
    <style:style style:name="T14" style:family="text">
      <style:text-properties fo:font-weight="bold" officeooo:rsid="002d307e" style:font-weight-asian="bold" style:font-weight-complex="bold"/>
    </style:style>
    <style:style style:name="T15" style:family="text">
      <style:text-properties fo:font-weight="bold" officeooo:rsid="005ba7db" style:font-weight-asian="bold" style:font-weight-complex="bold"/>
    </style:style>
    <style:style style:name="T16" style:family="text">
      <style:text-properties fo:font-weight="bold" officeooo:rsid="00689967" style:font-weight-asian="bold" style:font-weight-complex="bold"/>
    </style:style>
    <style:style style:name="T17" style:family="text">
      <style:text-properties fo:font-weight="bold" officeooo:rsid="0031ca34" style:font-weight-asian="bold" style:font-weight-complex="bold"/>
    </style:style>
    <style:style style:name="T18" style:family="text">
      <style:text-properties fo:font-weight="bold" officeooo:rsid="00568d1b" style:font-weight-asian="bold" style:font-weight-complex="bold"/>
    </style:style>
    <style:style style:name="T19" style:family="text">
      <style:text-properties fo:font-weight="bold" officeooo:rsid="0072b84d" style:font-weight-asian="bold" style:font-weight-complex="bold"/>
    </style:style>
    <style:style style:name="T20" style:family="text">
      <style:text-properties fo:font-weight="bold" officeooo:rsid="005f46ed" style:font-weight-asian="bold" style:font-weight-complex="bold"/>
    </style:style>
    <style:style style:name="T21" style:family="text">
      <style:text-properties fo:font-weight="bold" officeooo:rsid="00401ea1" style:font-weight-asian="bold" style:font-weight-complex="bold"/>
    </style:style>
    <style:style style:name="T22" style:family="text">
      <style:text-properties fo:font-weight="bold" officeooo:rsid="00419e49" style:font-weight-asian="bold" style:font-weight-complex="bold"/>
    </style:style>
    <style:style style:name="T23" style:family="text">
      <style:text-properties fo:font-weight="bold" officeooo:rsid="0040ab4c" style:font-weight-asian="bold" style:font-weight-complex="bold"/>
    </style:style>
    <style:style style:name="T24" style:family="text">
      <style:text-properties fo:font-weight="bold" officeooo:rsid="0035c412" style:font-weight-asian="bold" style:font-weight-complex="bold"/>
    </style:style>
    <style:style style:name="T25" style:family="text">
      <style:text-properties fo:font-weight="bold" officeooo:rsid="0034e9b0" style:font-weight-asian="bold" style:font-weight-complex="bold"/>
    </style:style>
    <style:style style:name="T26" style:family="text">
      <style:text-properties fo:font-weight="bold" officeooo:rsid="001a2567" style:font-weight-asian="bold"/>
    </style:style>
    <style:style style:name="T27" style:family="text">
      <style:text-properties fo:font-weight="bold" officeooo:rsid="0034e9b0" style:font-weight-asian="bold"/>
    </style:style>
    <style:style style:name="T28" style:family="text">
      <style:text-properties officeooo:rsid="003e2d63"/>
    </style:style>
    <style:style style:name="T29" style:family="text">
      <style:text-properties fo:font-weight="normal" style:font-weight-asian="normal" style:font-weight-complex="normal"/>
    </style:style>
    <style:style style:name="T30" style:family="text">
      <style:text-properties fo:font-weight="normal" officeooo:rsid="003e2d63" style:font-weight-asian="normal" style:font-weight-complex="normal"/>
    </style:style>
    <style:style style:name="T31" style:family="text">
      <style:text-properties fo:font-weight="normal" officeooo:rsid="003da9f7" style:font-weight-asian="normal" style:font-weight-complex="normal"/>
    </style:style>
    <style:style style:name="T32" style:family="text">
      <style:text-properties fo:font-weight="normal" officeooo:rsid="00631fbf" style:font-weight-asian="normal" style:font-weight-complex="normal"/>
    </style:style>
    <style:style style:name="T33" style:family="text">
      <style:text-properties fo:font-weight="normal" officeooo:rsid="005ba7db" style:font-weight-asian="normal" style:font-weight-complex="normal"/>
    </style:style>
    <style:style style:name="T34" style:family="text">
      <style:text-properties fo:font-weight="normal" officeooo:rsid="005d07dc" style:font-weight-asian="normal" style:font-weight-complex="normal"/>
    </style:style>
    <style:style style:name="T35" style:family="text">
      <style:text-properties fo:font-weight="normal" officeooo:rsid="002e5559" style:font-weight-asian="normal" style:font-weight-complex="normal"/>
    </style:style>
    <style:style style:name="T36" style:family="text">
      <style:text-properties fo:font-weight="normal" officeooo:rsid="00560fba" style:font-weight-asian="normal" style:font-weight-complex="normal"/>
    </style:style>
    <style:style style:name="T37" style:family="text">
      <style:text-properties fo:font-weight="normal" officeooo:rsid="0065e69d" style:font-weight-asian="normal" style:font-weight-complex="normal"/>
    </style:style>
    <style:style style:name="T38" style:family="text">
      <style:text-properties fo:font-weight="normal" officeooo:rsid="00401ea1" style:font-weight-asian="normal" style:font-weight-complex="normal"/>
    </style:style>
    <style:style style:name="T39" style:family="text">
      <style:text-properties fo:font-weight="normal" officeooo:rsid="00552806" style:font-weight-asian="normal" style:font-weight-complex="normal"/>
    </style:style>
    <style:style style:name="T40" style:family="text">
      <style:text-properties fo:font-weight="normal" officeooo:rsid="0051f398" style:font-weight-asian="normal" style:font-weight-complex="normal"/>
    </style:style>
    <style:style style:name="T41" style:family="text">
      <style:text-properties fo:font-weight="normal" officeooo:rsid="0034e9b0" style:font-weight-asian="normal" style:font-weight-complex="normal"/>
    </style:style>
    <style:style style:name="T42" style:family="text">
      <style:text-properties fo:font-weight="normal" officeooo:rsid="0035c412" style:font-weight-asian="normal" style:font-weight-complex="normal"/>
    </style:style>
    <style:style style:name="T43" style:family="text">
      <style:text-properties fo:font-size="10.5pt" fo:font-weight="bold" officeooo:rsid="00631fbf" style:font-size-asian="10.5pt" style:font-weight-asian="bold" style:font-size-complex="10.5pt" style:font-weight-complex="bold"/>
    </style:style>
    <style:style style:name="T44" style:family="text">
      <style:text-properties officeooo:rsid="0027b74e"/>
    </style:style>
    <style:style style:name="T45" style:family="text">
      <style:text-properties officeooo:rsid="002d307e"/>
    </style:style>
    <style:style style:name="T46" style:family="text">
      <style:text-properties fo:font-style="normal" style:font-style-asian="normal"/>
    </style:style>
    <style:style style:name="T47" style:family="text">
      <style:text-properties fo:font-style="normal" officeooo:rsid="002d307e" style:font-style-asian="normal"/>
    </style:style>
    <style:style style:name="T48" style:family="text">
      <style:text-properties fo:font-style="normal" fo:font-weight="bold" style:font-style-asian="normal" style:font-weight-asian="bold" style:font-weight-complex="bold"/>
    </style:style>
    <style:style style:name="T49" style:family="text">
      <style:text-properties fo:font-style="normal" fo:font-weight="bold" officeooo:rsid="005d07dc" style:font-style-asian="normal" style:font-weight-asian="bold" style:font-weight-complex="bold"/>
    </style:style>
    <style:style style:name="T50" style:family="text">
      <style:text-properties fo:font-style="normal" fo:font-weight="normal" style:font-style-asian="normal" style:font-weight-asian="normal" style:font-weight-complex="normal"/>
    </style:style>
    <style:style style:name="T51" style:family="text">
      <style:text-properties fo:font-style="normal" fo:font-weight="normal" officeooo:rsid="0061205f" style:font-style-asian="normal" style:font-weight-asian="normal" style:font-weight-complex="normal"/>
    </style:style>
    <style:style style:name="T52" style:family="text">
      <style:text-properties officeooo:rsid="00444375"/>
    </style:style>
    <style:style style:name="T53" style:family="text">
      <style:text-properties officeooo:rsid="005d07dc"/>
    </style:style>
    <style:style style:name="T54" style:family="text">
      <style:text-properties officeooo:rsid="00568d1b"/>
    </style:style>
    <style:style style:name="T55" style:family="text">
      <style:text-properties officeooo:rsid="003831b8"/>
    </style:style>
    <style:style style:name="T56" style:family="text">
      <style:text-properties officeooo:rsid="0072b84d"/>
    </style:style>
    <style:style style:name="T57" style:family="text">
      <style:text-properties officeooo:rsid="0057d97d"/>
    </style:style>
    <style:style style:name="T58" style:family="text">
      <style:text-properties officeooo:rsid="0065e69d"/>
    </style:style>
    <style:style style:name="T59" style:family="text">
      <style:text-properties officeooo:rsid="00552806"/>
    </style:style>
    <style:style style:name="T60" style:family="text">
      <style:text-properties officeooo:rsid="00378ed9"/>
    </style:style>
    <style:style style:name="T61" style:family="text">
      <style:text-properties officeooo:rsid="00401ea1"/>
    </style:style>
    <style:style style:name="T62" style:family="text">
      <style:text-properties officeooo:rsid="0048736e"/>
    </style:style>
    <style:style style:name="T63" style:family="text">
      <style:text-properties officeooo:rsid="0046a1f5"/>
    </style:style>
    <style:style style:name="T64" style:family="text">
      <style:text-properties officeooo:rsid="0035c412"/>
    </style:style>
    <style:style style:name="T65" style:family="text">
      <style:text-properties officeooo:rsid="003aa8b3"/>
    </style:style>
    <style:style style:name="T66" style:family="text">
      <style:text-properties officeooo:rsid="00390a5c"/>
    </style:style>
    <style:style style:name="T67" style:family="text">
      <style:text-properties officeooo:rsid="001a2567"/>
    </style:style>
    <style:style style:name="T68" style:family="text">
      <style:text-properties officeooo:rsid="0034e9b0"/>
    </style:style>
    <style:style style:name="T69" style:family="text">
      <style:text-properties officeooo:rsid="003bff1c"/>
    </style:style>
    <style:style style:name="T70" style:family="text">
      <style:text-properties officeooo:rsid="00308dd1"/>
    </style:style>
    <style:style style:name="T71" style:family="text">
      <style:text-properties officeooo:rsid="00517721"/>
    </style:style>
    <style:style style:name="T72" style:family="text">
      <style:text-properties style:font-size-complex="11pt"/>
    </style:style>
    <style:style style:name="T73" style:family="text">
      <style:text-properties officeooo:rsid="001d0223"/>
    </style:style>
    <style:style style:name="fr1" style:family="graphic" style:parent-style-name="OLE">
      <style:graphic-properties fo:margin-left="0cm" fo:margin-right="0cm" style:vertical-pos="top" style:vertical-rel="baseline" fo:background-color="#ffffff" style:background-transparency="0%" draw:fill="solid" draw:fill-color="#ffffff" draw:opacity="100%" fo:padding-left="0.256cm" fo:padding-right="0.256cm" fo:padding-top="0.129cm" fo:padding-bottom="0.129cm" fo:border="none" draw:ole-draw-aspect="1" draw:visible-area-top="0cm" draw:visible-area-width="15.778cm" draw:visible-area-height="0.326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A</text:span> <text:span text:style-name="T3">Full Stack </text:span>Senior Software Engineer <text:span text:style-name="T3">and</text:span> Team/<text:span text:style-name="T4">Technical</text:span> Lead <text:span text:style-name="T5">with</text:span> many years <text:span text:style-name="T5">of experience delivering </text:span><text:s/>successful <text:span text:style-name="T2">and high-quality customer-focused </text:span>projects.</text:p>
      <text:p text:style-name="P9"/>
      <text:p text:style-name="P3"><text:span text:style-name="T6">EXPERTISE SUMMARY:, TECHNOLOGY AND TOOLS</text:span> <text:s text:c="2"/><text:tab/></text:p>
      <text:p text:style-name="P2"><text:span text:style-name="T9">Experience Rating</text:span><text:span text:style-name="T10">s</text:span><text:span text:style-name="T28">: </text:span><text:span text:style-name="T30"><text:s/></text:span><text:span text:style-name="T43">3(</text:span><text:span text:style-name="T30">Senior/</text:span><text:span text:style-name="T31">Lead</text:span><text:span text:style-name="T32">)</text:span><text:span text:style-name="T31"> <text:s/></text:span><text:span text:style-name="T43">2(</text:span><text:span text:style-name="T30">Proficient: </text:span><text:span text:style-name="T32">2+ years)</text:span><text:span text:style-name="T30"> <text:s/></text:span><text:span text:style-name="T10">1(</text:span><text:span text:style-name="T31">Experience</text:span><text:span text:style-name="T33">d</text:span><text:span text:style-name="T32">)</text:span></text:p>
      <text:p text:style-name="P1"/>
      <text:list xml:id="list1575590758" text:style-name="WW8Num2">
        <text:list-header>
          <text:p text:style-name="P17"><text:span text:style-name="T8">Product Delivery &amp; </text:span><text:span text:style-name="T11">T</text:span><text:span text:style-name="T8">eam Leadership</text:span></text:p>
        </text:list-header>
      </text:list>
      <text:p text:style-name="P11"><text:span text:style-name="T12">Management:</text:span><text:span text:style-name="T44"> </text:span><text:span text:style-name="T12">3(</text:span><text:span text:style-name="T44">Agile Scrum Master, Team Leadership, Team Development</text:span><text:span text:style-name="T11">)</text:span></text:p>
      <text:p text:style-name="P19"><text:span text:style-name="T11">Applied: 3(</text:span><text:span text:style-name="T34">Scheduling, Telecom/TL1</text:span><text:span text:style-name="T11">), 2(</text:span><text:span text:style-name="T34">Algorithms, Statistics &amp; Analysis, SCADA, Medical</text:span><text:span text:style-name="T11">)</text:span></text:p>
      <text:p text:style-name="P19"><text:span text:style-name="T12">Development </text:span><text:span text:style-name="T13">Practices</text:span><text:span text:style-name="T44">: </text:span><text:span text:style-name="T11">3(</text:span><text:span text:style-name="T44">OOD, Agile/Scrum Master, Waterfall</text:span><text:span text:style-name="T12">)</text:span><text:span text:style-name="T44">, </text:span><text:span text:style-name="T12">2(</text:span><text:span text:style-name="T44">TDD</text:span><text:span text:style-name="T11">)</text:span></text:p>
      <text:p text:style-name="P19"><text:span text:style-name="T14">Documentation</text:span><text:span text:style-name="T45">: </text:span><text:span text:style-name="T11">3(</text:span><text:span text:style-name="T47">Requirements, Architecture &amp; Design, User Guide</text:span><text:span text:style-name="T49">)</text:span></text:p>
      <text:p text:style-name="P20"><text:span text:style-name="T48">Other: 3(</text:span><text:span text:style-name="T50">Requirement gathering </text:span><text:span text:style-name="T51">&amp; analysis</text:span><text:span text:style-name="T50">, Contact for end users, sales, advertisement, etc.)</text:span></text:p>
      <text:p text:style-name="P21"><text:span text:style-name="T46">Experienced in: 3(</text:span><text:span text:style-name="T50">Bringing broken projects back to focus and life, Migrating </text:span><text:span text:style-name="T51">design, platforms and </text:span><text:span text:style-name="T50">technologies, High quality products, </text:span><text:span text:style-name="T51">Project timeline analysis and scheduling, Achieving Customer Happiness</text:span><text:span text:style-name="T46">)</text:span></text:p>
      <text:list xml:id="list154316695964886" text:continue-numbering="true" text:style-name="WW8Num2">
        <text:list-header>
          <text:p text:style-name="P22"/>
          <text:p text:style-name="P18">Full Stack Senior Software Engineer</text:p>
        </text:list-header>
      </text:list>
      <text:p text:style-name="P24"><text:span text:style-name="T8">Lang</text:span>: <text:span text:style-name="T15">3(</text:span>C++, <text:span text:style-name="T52">Python</text:span>, <text:span text:style-name="T3">Java, </text:span>Flex/ActionScript, XSLT<text:span text:style-name="T15">)</text:span>, <text:span text:style-name="T15">2(</text:span>Objectiv<text:span text:style-name="T6">e-</text:span>C<text:span text:style-name="T3">),</text:span> <text:span text:style-name="T15">1(</text:span>C#<text:span text:style-name="T3">)</text:span></text:p>
      <text:p text:style-name="P26"><text:span text:style-name="T11">Front End</text:span>: <text:span text:style-name="T15">3(</text:span><text:span text:style-name="T3">ReactJS, Ember, Material UI, HTML/CSS/JavaScript, Java </text:span>Swing<text:span text:style-name="T29">, <text:s/></text:span><text:span text:style-name="T35">Selenium</text:span><text:span text:style-name="T15">)</text:span><text:span text:style-name="T3">, </text:span><text:span text:style-name="T15">2:(</text:span><text:span text:style-name="T3">AngularJS, jQuery, Qt, </text:span>X11/Motif<text:span text:style-name="T15">)</text:span>, <text:span text:style-name="T15">1(</text:span>Windows<text:span text:style-name="T3">)</text:span></text:p>
      <text:p text:style-name="P24"><text:span text:style-name="T8">API</text:span>: <text:span text:style-name="T11">3(</text:span><text:span text:style-name="T31">Java </text:span><text:span text:style-name="T29">RMI</text:span><text:span text:style-name="T11">), <text:s/>2(</text:span><text:span text:style-name="T53">TastyPie, </text:span>CORBA, Iona OrbixWeb &amp; E2A CORBA, Linux RPC, SNMP<text:span text:style-name="T16">)</text:span></text:p>
      <text:p text:style-name="P24"><text:span text:style-name="T8">Database</text:span>: <text:span text:style-name="T11">2(</text:span><text:span text:style-name="T54">PostgreSQL,</text:span> MySQL<text:span text:style-name="T11">)</text:span>, <text:span text:style-name="T11">1(</text:span>Ingres, Oracle, Sybase SQL, <text:span text:style-name="T55">MiniSQL)</text:span></text:p>
      <text:list xml:id="list154316487867768" text:continue-numbering="true" text:style-name="WW8Num2">
        <text:list-header>
          <text:p text:style-name="P27"/>
          <text:p text:style-name="P29">Development &amp; Product Environment</text:p>
        </text:list-header>
      </text:list>
      <text:p text:style-name="P24"><text:span text:style-name="T8">OS: </text:span><text:span text:style-name="T11">3(</text:span><text:span text:style-name="T29">Debian/Redhat &amp; Derivatives, Mac OS</text:span><text:span text:style-name="T11">)</text:span><text:span text:style-name="T8">, <text:s/></text:span><text:span text:style-name="T11">2(</text:span><text:span text:style-name="T29">Windows, iOS</text:span><text:span text:style-name="T11">)</text:span><text:span text:style-name="T8">, </text:span><text:span text:style-name="T11">1(</text:span><text:span text:style-name="T29">Android, Dell OS</text:span><text:span text:style-name="T11">)</text:span></text:p>
      <text:p text:style-name="P24"><text:span text:style-name="T8">Virtual Machines</text:span>: <text:span text:style-name="T15">3(</text:span><text:span text:style-name="T3">Docker</text:span><text:span text:style-name="T15">)</text:span><text:span text:style-name="T3">,</text:span> <text:span text:style-name="T15">2(</text:span>VMWare, VirtualBox<text:span text:style-name="T3">), </text:span><text:span text:style-name="T15">1(</text:span><text:span text:style-name="T33">Kubernetes, </text:span>Amazon Web Services<text:span text:style-name="T3">)</text:span></text:p>
      <text:p text:style-name="P24"><text:span text:style-name="T15">Frameworks</text:span>: <text:span text:style-name="T15">2(</text:span><text:span text:style-name="T3">uWSGI, Flask, Django, </text:span>Apache Web Server, J2EE<text:span text:style-name="T3">)</text:span>, <text:span text:style-name="T11">1(</text:span>Spring Frameworks<text:span text:style-name="T11">)</text:span></text:p>
      <text:p text:style-name="P24"><text:span text:style-name="T8">Development </text:span><text:span text:style-name="T17">Tools: </text:span><text:s/><text:span text:style-name="T11">3(</text:span><text:span text:style-name="T34">Git, GitLab, SVN, </text:span><text:span text:style-name="T54">Target Process, Bugzilla, PyCharm, XCode</text:span><text:span text:style-name="T11">)</text:span><text:span text:style-name="T54">, </text:span><text:span text:style-name="T18">2(</text:span><text:span text:style-name="T54">Atlasian JIRA, </text:span>Rational <text:span text:style-name="T56">Rose</text:span><text:span text:style-name="T19">)</text:span></text:p>
      <text:p text:style-name="P25"><text:span text:style-name="T20">Other </text:span><text:span text:style-name="T8">Scripting</text:span>: <text:span text:style-name="T11">3(</text:span>Bash<text:span text:style-name="T57">+Linux utils</text:span><text:span text:style-name="T11">)</text:span>, <text:span text:style-name="T11">1(</text:span>Perl<text:span text:style-name="T11">)</text:span></text:p>
      <text:list xml:id="list154316871063237" text:continue-numbering="true" text:style-name="WW8Num2">
        <text:list-header>
          <text:p text:style-name="P28"/>
        </text:list-header>
      </text:list>
      <text:p text:style-name="P23"/>
      <text:p text:style-name="P7">PROFESSIONAL EXPERIENCE <text:s text:c="2"/><text:tab/></text:p>
      <text:p text:style-name="P4"><text:span text:style-name="T58">Contracting to the University of Calgary</text:span><text:tab/>Jul 201<text:span text:style-name="T59">6</text:span> <text:span text:style-name="T60">– Jan 2019</text:span></text:p>
      <text:p text:style-name="P13"><text:span text:style-name="T21">Full Stack Senior Software Engineer</text:span><text:span text:style-name="T61">: Design, development, document &amp; test integrate systems with the University’s Research Management Systems. <text:s/>Includes full stack administrative and monitor applications.<text:line-break/></text:span><text:span text:style-name="T21">Tools and Technologies: </text:span><text:span text:style-name="T36">Docker, </text:span><text:span text:style-name="T37">Kubernetes, </text:span><text:span text:style-name="T38">Python, </text:span><text:span text:style-name="T37">uWSGI/Flask, Web:</text:span><text:span text:style-name="T39">ReactJS</text:span><text:span text:style-name="T38">/</text:span><text:span text:style-name="T39">Material-UI</text:span></text:p>
      <text:p text:style-name="P4">Zenefits <text:span text:style-name="T62">(http://www.zenefits.com)</text:span><text:tab/>Jul 2015 <text:span text:style-name="T60">– </text:span>May 201<text:span text:style-name="T63">6</text:span></text:p>
      <text:p text:style-name="P13"><text:span text:style-name="T22">Computer Systems Analyst</text:span><text:span text:style-name="T23"> / </text:span><text:span text:style-name="T21">Full Stack Senior Software Engineer</text:span><text:span text:style-name="T61">: Design and development <text:s/>of <text:s/>on-boarding new-company health plans with change of insurance broker. Focused on areas of importing, tagging, and presenting current new-company on-boarding state as well as APIs to external third party data sources. <text:s/>Worked closely with multiple internal/external customers and pertinent development teams.<text:line-break/></text:span><text:span text:style-name="T21">Tools and Technologies: </text:span><text:span text:style-name="T38">Python, Django Framework, TastyPie, HTML5/Ember/Javascript/</text:span><text:span text:style-name="T40">NodeJS</text:span></text:p>
      <text:p text:style-name="P6"><text:soft-page-break/>Kevin Matte Software Designs Inc.<text:tab/><text:span text:style-name="T60">Feb </text:span>201<text:span text:style-name="T60">5 – Jul 2015</text:span></text:p>
      <text:p text:style-name="P13"><text:span text:style-name="T24">President/Management/Developer</text:span><text:span text:style-name="T64">: Research &amp; Design of a generic scheduling system. Revamping product and integrating new HTML5/AngularJS user interface.<text:line-break/></text:span><text:span text:style-name="T24">Tools and Technologies</text:span><text:span text:style-name="T64">: HTML5/AngularJS/Jasmine/NodeJS, Glassfish/J2EE/Java, C++, Linux</text:span></text:p>
      <text:p text:style-name="P14"><text:span text:style-name="T8">Note:</text:span> R&amp;D <text:span text:style-name="T65">and</text:span> <text:span text:style-name="T65">business development.</text:span></text:p>
      <text:p text:style-name="P6">Calgary Scientific.<text:tab/><text:span text:style-name="T66">May </text:span>2011 – <text:span text:style-name="T66">Feb 2015</text:span></text:p>
      <text:p text:style-name="P13"><text:span text:style-name="T26">Technical Lead of Custom Engineering/ </text:span><text:span text:style-name="T27">Scrum Master</text:span><text:span text:style-name="T7">:</text:span> <text:s/><text:span text:style-name="T67">Enabling mobile/web access to image/video-intensive customer applications using CSI's PureWeb product.<text:line-break/></text:span><text:span text:style-name="T7">Tools and Technologies</text:span>: Agile, Scrum, <text:s/><text:span text:style-name="T67">HTML5/JavaScript/AngularJS/Jasmine/JQuery, Objective C,</text:span> <text:span text:style-name="T68">Silverlight, </text:span>Java, Flex, C++, Tomcat, Spring, <text:span text:style-name="T64">Python, </text:span>Linux, Windows, iOS, Android.</text:p>
      <text:p text:style-name="P13"><text:span text:style-name="T25">Senior Software Developer: </text:span><text:span text:style-name="T41">Extended/enhancing </text:span><text:span text:style-name="T42">embedded </text:span><text:span text:style-name="T41">medical software products.</text:span><text:span text:style-name="T68"><text:line-break/></text:span><text:span text:style-name="T25">Tools and Technologies: </text:span><text:span text:style-name="T41">Flash (Action Script), HTML/JavaScript, C++/DICOM database, Java/Tomcat/Spring Frameworks/Mustache/JSP, Linux RPM configuration &amp; upgrade scripts.</text:span></text:p>
      <text:p text:style-name="P6">Kevin Matte Software Designs Inc.<text:tab/><text:span text:style-name="T66">Jan 20</text:span>11 – <text:span text:style-name="T69">Feb 2011</text:span></text:p>
      <text:p text:style-name="P13"><text:span text:style-name="T25">President/Management/Developer</text:span><text:span text:style-name="T68">: Research &amp; Design of a generic scheduling system.</text:span><text:line-break/><text:span text:style-name="T25">Tools and Technologies</text:span><text:span text:style-name="T68">: Tomcat, Java (Swing/XML/Application), C++, Linux</text:span></text:p>
      <text:p text:style-name="P14"><text:span text:style-name="T8">Note:</text:span> R&amp;D and business building.</text:p>
      <text:p text:style-name="P6">General Electric<text:tab/> <text:s/><text:span text:style-name="T65">Contract: Sep 20</text:span>0<text:span text:style-name="T66">6</text:span> – <text:span text:style-name="T65">Feb 2009</text:span><text:line-break/>-<text:tab/><text:span text:style-name="T65">Employee: Feb 2009 – Dec 2010</text:span></text:p>
      <text:p text:style-name="P13"><text:span text:style-name="T7">Document/Software Review Lead, Senior Software developer, System Architect:</text:span> Provided critical input and leadership for internationally contracted software works, helped in the selection and transitioning of teams, and brought the quality of existing works to meet customer satisfaction levels.<text:line-break/><text:span text:style-name="T25">Tools and Technologies</text:span><text:span text:style-name="T68">: Java, Swing, C++, C#, JavaScript, HTML, SQL, Apache Web Server, XSLT, Linux Scripting, Linux/Windows Development environments.</text:span></text:p>
      <text:p text:style-name="P8"><text:bookmark-start text:name="CDNAir"/><text:tab/><text:tab/></text:p>
      <text:p text:style-name="P6">Acterna (Formerly JDSU)<text:tab/> <text:span text:style-name="T66">Mar 19</text:span>93 – <text:span text:style-name="T66">Aug 20</text:span>0<text:bookmark-end text:name="CDNAir"/>6<text:line-break/>Purchased: Applied Digital Access (ADA)<text:tab/> <text:line-break/>Purchased: Microtel Pacific Research (MPR)<text:tab/> </text:p>
      <text:p text:style-name="P30"><text:span text:style-name="T8">Senior Software Developer</text:span>: Provided issue resolution, feature design &amp; implementation for major releases of a newly imported software product.<text:line-break/><text:span text:style-name="T8">Tools and Technologies</text:span>: Solaris, Windows, Python, C++, X11/Motif, JavaScript, Java, J2EE, RMI, Swing, SQL(Oracle, Ingres), XML, XSL/XSLT, Iona OrbixWeb &amp; E2A CORBA, SNMP, UDP, Rational Rose</text:p>
      <text:p text:style-name="P13"><text:span text:style-name="T7">Technology Leader: </text:span>Redesigned, developed and delivered an Element Management System (EMS) for TL1 based digital test heads in the telecommunications industry. <text:line-break/><text:span text:style-name="T7">Responsibilities</text:span>: Resolving design and implementation flaws. Directing new implementation. Training the development team on object oriented development and JavaBeans technology. Moving a legacy product from managing the SynAccess to the T3AS product line. Designing public interfaces for greater flexibility, for new needs and for future expansion. Integrating Alarm Management features of EMS into Acterna’s NetAnalyst product. Evaluating C# as a possible implementation platform.</text:p>
      <text:p text:style-name="P13"><text:soft-page-break/><text:span text:style-name="T7">Technical Prime:</text:span> Developed a public application-plugin API into an existing Digital Testing product line (NetAnalyst) for the telecommunications industry within a ten person team.<text:line-break/><text:span text:style-name="T7">Responsibilities</text:span>: Designing an application-plugin mechanism to allow customers and third party vendors to add functionality and tools within the NetAnalyst suite <text:span text:style-name="T70">under OrbixWeb</text:span>. Incorporating XML technology for plug-in configuration. Transitioning a standalone web-based Frame Relay application into the Optis Test OS application. Transitioning the Optis Frame Relay Agent tool into a plugin of the NetAnalyst application suite. Managing team assignments and project schedules.</text:p>
      <text:p text:style-name="P13"><text:span text:style-name="T7">Lead Developer</text:span>: Researched, designed and developed a Digital Test Access Operating System for the telecommunications industry. A twelve person team.<text:line-break/><text:span text:style-name="T7">Responsibilities</text:span>: Usability studies with product mock-ups and the customer’s employees and experts in the digital testing field. Evaluation of Java and Applet web technologies for multi-platform deployment. Transitioning UNIX/C oriented team into the Java development. Defining product requirements to meet marketing and customer needs. Applying new designs to support ADA’s T3AS product line. Transitioning products from MPR’s Optis application suite to Acterna’s NetAnalyst application suite. Producing a flexible user interface design capable of managing future interface extensions. Monitoring evolving web and Java technologies.</text:p>
      <text:p text:style-name="P13"><text:span text:style-name="T7">Technical Prime/Project Manager:</text:span> Delivered an application module and server responsible for generically storing user’s application profiles containing complex data types. A three person team.<text:line-break/><text:span text:style-name="T7">Responsibilities</text:span>: Requirement gathering, documentation and design of product. <text:s/>Managing team assignments and project schedules. </text:p>
      <text:p text:style-name="P13"><text:span text:style-name="T7">Technical Prime:</text:span> Completed the design, development and ISO 9000 certification of a Unix Workstation application suite and desktop manager. A two person team.<text:line-break/><text:span text:style-name="T7">Responsibilities</text:span>: Managing team assignments and project schedules. Implementation of new customer requirements. Designing and replacing all 90+ user interfaces with the new common look and feel. Extending product to manage Solaris workstations.</text:p>
      <text:p text:style-name="P13"><text:span text:style-name="T7">Team Leader:</text:span> Continued the design and development of a graphical user interface for defining telephone circuit. A three person team.<text:line-break/><text:span text:style-name="T7">Responsibilities</text:span>: Managing team assignments and project schedules. Evaluating graphic utilities and licensing requirements. Documenting existing design. Extending product to meet new requirements and external interfaces. Transition product to obtain ISO 9000 certification. </text:p>
      <text:p text:style-name="P8"><text:bookmark-start text:name="TSI"/><text:tab/><text:tab/></text:p>
      <text:p text:style-name="P6">Canadian Airlines<text:tab/><text:span text:style-name="T66">Mar 19</text:span>91 – <text:span text:style-name="T66">Feb 19</text:span>93<text:bookmark-end text:name="TSI"/></text:p>
      <text:p text:style-name="P13"><text:span text:style-name="T7">Lead Developer:</text:span> Designed and developed a scheduling system for heavy maintenance cycles for the airline industry. A seven person team.<text:line-break/><text:span text:style-name="T7">Responsibilities</text:span>: Conducting interviews with aircraft scheduling and maintenance experts to determine the purpose and scope of the project. Evaluating solutions. Selecting third party tools. Designing and implementing the product. Supervising the implementation.<text:line-break/><text:span text:style-name="T25">Tools and Technologies</text:span><text:span text:style-name="T68">: Prokappa Expert Systems, C++, Sybase SQL</text:span></text:p>
      <text:p text:style-name="P8"><text:tab/><text:tab/></text:p>
      <text:p text:style-name="P6">M &amp; P Technical Software Inc. (TSI)<text:tab/><text:span text:style-name="T66">July 19</text:span>87 – <text:span text:style-name="T66">Nov 19</text:span>88<text:line-break/><text:tab/><text:span text:style-name="T66">Feb 1990 – Feb 19</text:span>9<text:span text:style-name="T71">1</text:span><text:line-break/><text:tab/></text:p>
      <text:p text:style-name="P13"><text:span text:style-name="T7">Systems Architect / Project Manager:</text:span> Redesigned the user interface on a legacy telephone-operator scheduling system. A two person team.<text:line-break/><text:span text:style-name="T7">Responsibilities</text:span>: Updating a legacy scheduling system to meet the requirements of the Belzeq telephone company. Updating reference and training manuals. Demonstrating product to Belzeq in Israel. Preparing the product for final sale.</text:p>
      <text:p text:style-name="P13"><text:soft-page-break/><text:span text:style-name="T7">Software Architect and Lead Developer:</text:span> Designed and developed a scheduling system for telephone operator <text:span text:style-name="T72">staffing</text:span> in the telephone service industry. A two person team.<text:line-break/><text:span text:style-name="T7">Responsibilities</text:span>: Producing a scheduling system to meet the numerous staffing regulations of British Telecom. Writing reference and training manuals.</text:p>
      <text:p text:style-name="P15"><text:span text:style-name="T8">Tools and Technologies</text:span>: C, Scheduling Systems/Algorithms, Mathematical/Statistical Analysis, Database</text:p>
      <text:p text:style-name="P8"><text:tab/><text:tab/></text:p>
      <text:p text:style-name="P6">Mobile Data International (MDI)<text:tab/> <text:span text:style-name="T66">Feb 19</text:span>89 – <text:span text:style-name="T66">Feb 1990</text:span> </text:p>
      <text:p text:style-name="P13"><text:span text:style-name="T7">Software Engineer:</text:span> Designed and developed Microsoft Windows user interface components. A twelve person team.<text:line-break/><text:span text:style-name="T7">Responsibilities</text:span>: Determining requirements for window user components. Providing technical expertise in software design to team members. Providing technical expertise for assembler coding in Microsoft Windows. Designing and developing a generic interface for formatted input of text.</text:p>
      <text:p text:style-name="P13"><text:span text:style-name="T7">Software Engineer:</text:span> Developed a PC reporting application for account data stored on an IBM 360/370.<text:span text:style-name="T73">Updated and tailored reports and utilities for a School Scheduling System.</text:span><text:line-break/><text:span text:style-name="T7">Responsibilities</text:span>: Developing an application that downloaded the software and provided formatted reports and summaries of business account data. Gathering knowledge and requirements for the MDI account department.</text:p>
      <text:p text:style-name="P15"><text:span text:style-name="T8">Tools and Technologies</text:span>: C, Windows User Interface development, Intel Assembler, PC-Prime interface, c-tree (Faircom), C-Scape <text:s/>(Oakland Group)), PC-IBM 360 file-access interface tool.</text:p>
      <text:p text:style-name="P8"><text:tab/><text:tab/></text:p>
      <text:p text:style-name="P5">Columbia Computing<text:tab/>Dec, 1986 to Jun, 1987</text:p>
      <text:list xml:id="list154316280911883" text:continue-numbering="true" text:style-name="WW8Num2">
        <text:list-header>
          <text:p text:style-name="P16"/>
        </text:list-header>
      </text:list>
      <text:p text:style-name="P7">EDUCATION <text:s/><draw:frame draw:style-name="fr1" draw:name="Object1" text:anchor-type="as-char" svg:width="14.21cm" svg:height="0.293cm" draw:z-index="0"><draw:object-ole xlink:href="./Object 1" xlink:type="simple" xlink:show="embed" xlink:actuate="onLoad"/><draw:image xlink:href="./ObjectReplacements/Object 1" xlink:type="simple" xlink:show="embed" xlink:actuate="onLoad"/><svg:desc>OLE-object</svg:desc></draw:frame></text:p>
      <text:p text:style-name="P10">B.Sc. in Mathemat<text:span text:style-name="T1">ics (+</text:span>Comput<text:span text:style-name="T1">er Science)</text:span><text:tab/>University of British Columb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ducation_20_Text" style:display-name="Education Text" style:family="paragraph" style:parent-style-name="Standard" style:next-style-name="Education_20_Degree">
      <style:paragraph-properties fo:margin-top="0.106cm" fo:margin-bottom="0cm" loext:contextual-spacing="false" fo:keep-with-next="always"/>
      <style:text-properties style:font-name="Times" fo:font-family="Times, 'Times New Roman'" style:font-family-generic="roman" style:font-pitch="variable" fo:font-size="12pt" style:font-size-asian="12pt" style:font-name-complex="Times" style:font-family-complex="Times, 'Times New Roman'" style:font-family-generic-complex="roman" style:font-pitch-complex="variable"/>
    </style:style>
    <style:style style:name="Name_20_Header" style:display-name="Name Header" style:family="paragraph" style:parent-style-name="Standard">
      <style:paragraph-properties fo:text-align="center" style:justify-single-word="false"/>
      <style:text-properties style:font-name="Helvetica" fo:font-family="Helvetica, Arial" style:font-family-generic="swiss" style:font-pitch="variable" fo:font-size="13pt" fo:font-weight="bold" style:font-size-asian="13pt" style:font-weight-asian="bold" style:font-name-complex="Helvetica" style:font-family-complex="Helvetica, Arial" style:font-family-generic-complex="swiss" style:font-pitch-complex="variable"/>
    </style:style>
    <style:style style:name="Section_20_Separator" style:display-name="Section Separator" style:family="paragraph" style:parent-style-name="Name_20_Header">
      <style:paragraph-properties fo:margin-top="0.212cm" fo:margin-bottom="0.212cm" loext:contextual-spacing="false" fo:text-align="start" style:justify-single-word="false" fo:keep-together="always" fo:keep-with-next="always">
        <style:tab-stops>
          <style:tab-stop style:position="17.78cm" style:type="right" style:leader-style="solid" style:leader-text="_"/>
        </style:tab-stops>
      </style:paragraph-properties>
      <style:text-properties fo:font-size="11pt" style:font-size-asian="11pt"/>
    </style:style>
    <style:style style:name="Expertise_20_Text" style:display-name="Expertise Text" style:family="paragraph" style:parent-style-name="Section_20_Separator">
      <style:paragraph-properties fo:margin-left="1.27cm" fo:margin-right="0cm" fo:margin-top="0.106cm" fo:margin-bottom="0.071cm" loext:contextual-spacing="false" fo:keep-together="auto" fo:text-indent="0cm" style:auto-text-indent="false" fo:keep-with-next="auto"/>
      <style:text-properties style:font-name="Times" fo:font-family="Times, 'Times New Roman'" style:font-family-generic="roman" style:font-pitch="variable" fo:font-size="11pt" fo:font-style="italic" fo:font-weight="normal" style:font-size-asian="11pt" style:font-style-asian="italic" style:font-weight-asian="normal" style:font-name-complex="Times" style:font-family-complex="Times, 'Times New Roman'" style:font-family-generic-complex="roman" style:font-pitch-complex="variable"/>
    </style:style>
    <style:style style:name="Education_20_Degree" style:display-name="Education Degree" style:family="paragraph" style:parent-style-name="Expertise_20_Text">
      <style:text-properties fo:font-style="normal" style:font-style-asian="normal"/>
    </style:style>
    <style:style style:name="Professional_20_Tag_20_Line" style:display-name="Professional Tag Line" style:family="paragraph" style:parent-style-name="Standard">
      <style:paragraph-properties fo:text-align="center" style:justify-single-word="false"/>
      <style:text-properties fo:font-size="11pt" style:font-size-asian="11pt"/>
    </style:style>
    <style:style style:name="Project_20_Body" style:display-name="Project Body" style:family="paragraph" style:parent-style-name="Section_20_Separator" style:list-style-name="WW8Num2">
      <style:paragraph-properties fo:margin-left="0.6cm" fo:margin-right="0cm" fo:margin-top="0.212cm" fo:margin-bottom="0cm" loext:contextual-spacing="false" fo:text-indent="-0.6cm" style:auto-text-indent="false" fo:keep-with-next="auto">
        <style:tab-stops>
          <style:tab-stop style:position="17.78cm" style:type="right" style:leader-style="solid" style:leader-text="_"/>
        </style:tab-stops>
      </style:paragraph-properties>
      <style:text-properties style:font-name="Times" fo:font-family="Times, 'Times New Roman'" style:font-family-generic="roman" style:font-pitch="variable" fo:font-size="11pt" fo:font-weight="normal" style:font-size-asian="11pt" style:font-weight-asian="normal" style:font-name-complex="Times" style:font-family-complex="Times, 'Times New Roman'" style:font-family-generic-complex="roman" style:font-pitch-complex="variable"/>
    </style:style>
    <style:style style:name="Project_20_Header" style:display-name="Project Header" style:family="paragraph" style:parent-style-name="Section_20_Separator">
      <style:paragraph-properties fo:margin-top="0.423cm" fo:margin-bottom="0cm" loext:contextual-spacing="false" fo:padding="0.049cm" fo:border="none" style:shadow="none">
        <style:tab-stops>
          <style:tab-stop style:position="17.78cm" style:type="right"/>
        </style:tab-stops>
      </style:paragraph-properties>
      <style:text-properties fo:background-color="#cccccc"/>
    </style:style>
    <style:style style:name="Company_20_Sep" style:display-name="Company Sep" style:family="paragraph" style:parent-style-name="Standard">
      <style:paragraph-properties fo:margin-top="0.423cm" fo:margin-bottom="0cm" loext:contextual-spacing="false">
        <style:tab-stops>
          <style:tab-stop style:position="0.159cm"/>
          <style:tab-stop style:position="17.78cm" style:type="right" style:leader-style="solid" style:leader-text="_"/>
        </style:tab-stops>
      </style:paragraph-properties>
      <style:text-properties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z0"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4:27:44.327251293</meta:creation-date>
    <meta:generator>LibreOffice/6.0.7.3$Linux_X86_64 LibreOffice_project/00m0$Build-3</meta:generator>
    <dc:date>2019-02-06T15:43:16.129133399</dc:date>
    <meta:editing-duration>PT15M52S</meta:editing-duration>
    <meta:editing-cycles>7</meta:editing-cycles>
    <meta:document-statistic meta:table-count="0" meta:image-count="0" meta:object-count="1" meta:page-count="4" meta:paragraph-count="61" meta:word-count="1343" meta:character-count="10515" meta:non-whitespace-character-count="9183"/>
  </office:meta>
</office:document-meta>
</file>